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9764in"/>
    </style:style>
    <style:style style:name="co25" style:family="table-column">
      <style:table-column-properties fo:break-before="auto" style:column-width="1.6972in"/>
    </style:style>
    <style:style style:name="co26" style:family="table-column">
      <style:table-column-properties fo:break-before="auto" style:column-width="1.6547in"/>
    </style:style>
    <style:style style:name="co27" style:family="table-column">
      <style:table-column-properties fo:break-before="auto" style:column-width="1.8799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2" table:default-cell-style-name="ce9"/>
        <table:table-column table:style-name="co12" table:default-cell-style-name="ce9"/>
        <table:table-column table:style-name="co23" table:default-cell-style-name="ce4"/>
        <table:table-column table:style-name="co24" table:default-cell-style-name="ce12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Default"/>
        <table:table-column table:style-name="co28" table:default-cell-style-name="ce9"/>
        <table:table-column table:style-name="co28" table:number-columns-repeated="2" table:default-cell-style-name="Default"/>
        <table:table-column table:style-name="co28" table:number-columns-repeated="16349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office:value-type="string" calcext:value-type="string">
            <text:p>% difference between fluxes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39*0.064*[.P2])" office:value-type="float" office:value="1.09855458693368E+017" calcext:value-type="float">
            <text:p>1.09855E+17</text:p>
          </table:table-cell>
          <table:table-cell table:formula="of:=[.T2]*6.022*10^23/(0.504*0.064*[.P2])" office:value-type="float" office:value="247699732114040" calcext:value-type="float">
            <text:p>2.4770E+14</text:p>
          </table:table-cell>
          <table:table-cell table:formula="of:=[.U2]/(0.196*[.Q2]*1.602*10^-19)" office:value-type="float" office:value="7.32390724540986E+016" calcext:value-type="float">
            <text:p>7.32390724540986E+016</text:p>
          </table:table-cell>
          <table:table-cell table:formula="of:=[.AC2]*SQRT(([.V2]/[.U2])^2+([.R2]/[.Q2])^2)" office:value-type="float" office:value="5.15534293264933E+016" calcext:value-type="float">
            <text:p>5.15534293264933E+016</text:p>
          </table:table-cell>
          <table:table-cell table:formula="of:=100-([.AA2]-[.AC2])/(([.AA2]+[.AC2])/2)*100" office:value-type="float" office:value="60.0027526657494" calcext:value-type="float">
            <text:p>60.0027526657494</text:p>
          </table:table-cell>
          <table:table-cell table:number-columns-repeated="163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39*0.064*[.P3])" office:value-type="float" office:value="6.02285717102538E+016" calcext:value-type="float">
            <text:p>6.02286E+16</text:p>
          </table:table-cell>
          <table:table-cell table:formula="of:=[.T3]*6.022*10^23/(0.504*0.064*[.P3])" office:value-type="float" office:value="324722934635517" calcext:value-type="float">
            <text:p>3.2472E+14</text:p>
          </table:table-cell>
          <table:table-cell table:formula="of:=[.U3]/(0.196*[.Q3]*1.602*10^-19)" office:value-type="float" office:value="5.39291553949914E+016" calcext:value-type="float">
            <text:p>5.39291553949914E+016</text:p>
          </table:table-cell>
          <table:table-cell table:formula="of:=[.AC3]*SQRT(([.V3]/[.U3])^2+([.R3]/[.Q3])^2)" office:value-type="float" office:value="3.6890235984171E+016" calcext:value-type="float">
            <text:p>3.6890235984171E+016</text:p>
          </table:table-cell>
          <table:table-cell table:formula="of:=100-([.AA3]-[.AC3])/(([.AA3]+[.AC3])/2)*100" office:value-type="float" office:value="88.9636619876729" calcext:value-type="float">
            <text:p>88.9636619876729</text:p>
          </table:table-cell>
          <table:table-cell/>
          <table:table-cell office:value-type="string" calcext:value-type="string">
            <text:p>Note:</text:p>
          </table:table-cell>
          <table:table-cell table:number-columns-repeated="163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474" calcext:value-type="float">
            <text:p>0.474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9242927860446" calcext:value-type="float">
            <text:p>1.39242927860446</text:p>
          </table:table-cell>
          <table:table-cell table:formula="of:=SQRT([.L4]^2*[.E4]^2 + [.M4]^2 * [.G4]^2 )" office:value-type="float" office:value="0.309691203335861" calcext:value-type="float">
            <text:p>0.309691203335861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39*0.064*[.P4])" office:value-type="float" office:value="9.56010363328223E+016" calcext:value-type="float">
            <text:p>9.56010E+16</text:p>
          </table:table-cell>
          <table:table-cell table:formula="of:=[.T4]*6.022*10^23/(1.539*0.064*[.P4])" office:value-type="float" office:value="108256184467190" calcext:value-type="float">
            <text:p>1.0826E+14</text:p>
          </table:table-cell>
          <table:table-cell table:formula="of:=[.U4]/(0.196*[.Q4]*1.602*10^-19)" office:value-type="float" office:value="9.47139015299087E+016" calcext:value-type="float">
            <text:p>9.47139015299087E+016</text:p>
          </table:table-cell>
          <table:table-cell table:formula="of:=[.AC4]*SQRT(([.V4]/[.U4])^2+([.R4]/[.Q4])^2)" office:value-type="float" office:value="3.85604925249E+016" calcext:value-type="float">
            <text:p>3.85604925249E+016</text:p>
          </table:table-cell>
          <table:table-cell table:formula="of:=100-([.AA4]-[.AC4])/(([.AA4]+[.AC4])/2)*100" office:value-type="float" office:value="99.067719210193" calcext:value-type="float">
            <text:p>99.067719210193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number-columns-repeated="163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39*0.064*[.P5])" office:value-type="float" office:value="1.42573682308108E+017" calcext:value-type="float">
            <text:p>1.42574E+17</text:p>
          </table:table-cell>
          <table:table-cell table:formula="of:=[.T5]*6.022*10^23/(0.504*0.064*[.P5])" office:value-type="float" office:value="340834230321128" calcext:value-type="float">
            <text:p>3.4083E+14</text:p>
          </table:table-cell>
          <table:table-cell table:formula="of:=[.U5]/(0.196*[.Q5]*1.602*10^-19)" office:value-type="float" office:value="8.42580902335026E+016" calcext:value-type="float">
            <text:p>8.42580902335026E+016</text:p>
          </table:table-cell>
          <table:table-cell table:formula="of:=[.AC5]*SQRT(([.V5]/[.U5])^2+([.R5]/[.Q5])^2)" office:value-type="float" office:value="5.61403373626261E+016" calcext:value-type="float">
            <text:p>5.61403373626261E+016</text:p>
          </table:table-cell>
          <table:table-cell table:formula="of:=100-([.AA5]-[.AC5])/(([.AA5]+[.AC5])/2)*100" office:value-type="float" office:value="48.5825187351936" calcext:value-type="float">
            <text:p>48.5825187351936</text:p>
          </table:table-cell>
          <table:table-cell/>
          <table:table-cell office:value-type="string" calcext:value-type="string">
            <text:p>added factors for discrepancy between the 2 positions</text:p>
          </table:table-cell>
          <table:table-cell table:number-columns-repeated="163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39*0.064*[.P6])" office:value-type="float" office:value="3.13437659141786E+016" calcext:value-type="float">
            <text:p>3.13438E+16</text:p>
          </table:table-cell>
          <table:table-cell table:formula="of:=[.T6]*6.022*10^23/(0.504*0.064*[.P6])" office:value-type="float" office:value="276939896476654" calcext:value-type="float">
            <text:p>2.7694E+14</text:p>
          </table:table-cell>
          <table:table-cell table:formula="of:=[.U6]/(0.196*[.Q6]*1.602*10^-19)" office:value-type="float" office:value="4.505382116949E+016" calcext:value-type="float">
            <text:p>4.505382116949E+016</text:p>
          </table:table-cell>
          <table:table-cell table:formula="of:=[.AC6]*SQRT(([.V6]/[.U6])^2+([.R6]/[.Q6])^2)" office:value-type="float" office:value="1.82867144231263E+016" calcext:value-type="float">
            <text:p>1.82867144231263E+016</text:p>
          </table:table-cell>
          <table:table-cell table:formula="of:=100-([.AA6]-[.AC6])/(([.AA6]+[.AC6])/2)*100" office:value-type="float" office:value="135.891330547643" calcext:value-type="float">
            <text:p>135.891330547643</text:p>
          </table:table-cell>
          <table:table-cell/>
          <table:table-cell office:value-type="string" calcext:value-type="string">
            <text:p>changed the area in AA and AC to reflect the actual areas</text:p>
          </table:table-cell>
          <table:table-cell table:number-columns-repeated="163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39*0.064*[.P7])" office:value-type="float" office:value="2.15579835150303E+017" calcext:value-type="float">
            <text:p>2.15580E+17</text:p>
          </table:table-cell>
          <table:table-cell table:formula="of:=[.T7]*6.022*10^23/(0.504*0.064*[.P7])" office:value-type="float" office:value="329550658986446" calcext:value-type="float">
            <text:p>3.2955E+14</text:p>
          </table:table-cell>
          <table:table-cell table:formula="of:=[.U7]/(0.196*[.Q7]*1.602*10^-19)" office:value-type="float" office:value="1.46906605062665E+017" calcext:value-type="float">
            <text:p>1.46906605062665E+017</text:p>
          </table:table-cell>
          <table:table-cell table:formula="of:=[.AC7]*SQRT(([.V7]/[.U7])^2+([.R7]/[.Q7])^2)" office:value-type="float" office:value="6.09480172137259E+016" calcext:value-type="float">
            <text:p>6.09480172137259E+016</text:p>
          </table:table-cell>
          <table:table-cell table:formula="of:=100-([.AA7]-[.AC7])/(([.AA7]+[.AC7])/2)*100" office:value-type="float" office:value="62.1099040023176" calcext:value-type="float">
            <text:p>62.1099040023176</text:p>
          </table:table-cell>
          <table:table-cell/>
          <table:table-cell office:value-type="string" calcext:value-type="string">
            <text:p>changed ratios from edx for the 14 cm datapoints</text:p>
          </table:table-cell>
          <table:table-cell table:number-columns-repeated="163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39*0.064*[.P8])" office:value-type="float" office:value="4.79612609004514E+016" calcext:value-type="float">
            <text:p>4.79613E+16</text:p>
          </table:table-cell>
          <table:table-cell table:formula="of:=[.T8]*6.022*10^23/(0.504*0.064*[.P8])" office:value-type="float" office:value="342794264396253" calcext:value-type="float">
            <text:p>3.4279E+14</text:p>
          </table:table-cell>
          <table:table-cell table:formula="of:=[.U8]/(0.196*[.Q8]*1.602*10^-19)" office:value-type="float" office:value="7.49609184856221E+016" calcext:value-type="float">
            <text:p>7.49609184856221E+016</text:p>
          </table:table-cell>
          <table:table-cell table:formula="of:=[.AC8]*SQRT(([.V8]/[.U8])^2+([.R8]/[.Q8])^2)" office:value-type="float" office:value="3.1300156249583E+016" calcext:value-type="float">
            <text:p>3.1300156249583E+016</text:p>
          </table:table-cell>
          <table:table-cell table:formula="of:=100-([.AA8]-[.AC8])/(([.AA8]+[.AC8])/2)*100" office:value-type="float" office:value="143.929676027579" calcext:value-type="float">
            <text:p>143.929676027579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39*0.064*[.P9])" office:value-type="float" office:value="6.53395464549629E+016" calcext:value-type="float">
            <text:p>6.53395E+16</text:p>
          </table:table-cell>
          <table:table-cell table:formula="of:=[.T9]*6.022*10^23/(0.504*0.064*[.P9])" office:value-type="float" office:value="329722819479398" calcext:value-type="float">
            <text:p>3.2972E+14</text:p>
          </table:table-cell>
          <table:table-cell table:formula="of:=[.U9]/(0.196*[.Q9]*1.602*10^-19)" office:value-type="float" office:value="3.45392397747332E+016" calcext:value-type="float">
            <text:p>3.45392397747332E+016</text:p>
          </table:table-cell>
          <table:table-cell table:formula="of:=[.AC9]*SQRT(([.V9]/[.U9])^2+([.R9]/[.Q9])^2)" office:value-type="float" office:value="1.72949199417667E+016" calcext:value-type="float">
            <text:p>1.72949199417667E+016</text:p>
          </table:table-cell>
          <table:table-cell table:formula="of:=100-([.AA9]-[.AC9])/(([.AA9]+[.AC9])/2)*100" office:value-type="float" office:value="38.3246275952998" calcext:value-type="float">
            <text:p>38.3246275952998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39*0.064*[.P10])" office:value-type="float" office:value="4.25277774430643E+016" calcext:value-type="float">
            <text:p>4.25278E+16</text:p>
          </table:table-cell>
          <table:table-cell table:formula="of:=[.T10]*6.022*10^23/(0.504*0.064*[.P10])" office:value-type="float" office:value="338063883239778" calcext:value-type="float">
            <text:p>3.3806E+14</text:p>
          </table:table-cell>
          <table:table-cell table:formula="of:=[.U10]/(0.196*[.Q10]*1.602*10^-19)" office:value-type="float" office:value="2.059124735765E+016" calcext:value-type="float">
            <text:p>2.059124735765E+016</text:p>
          </table:table-cell>
          <table:table-cell table:formula="of:=[.AC10]*SQRT(([.V10]/[.U10])^2+([.R10]/[.Q10])^2)" office:value-type="float" office:value="1.32358968004293E+016" calcext:value-type="float">
            <text:p>1.32358968004293E+016</text:p>
          </table:table-cell>
          <table:table-cell table:formula="of:=100-([.AA10]-[.AC10])/(([.AA10]+[.AC10])/2)*100" office:value-type="float" office:value="30.4915430658999" calcext:value-type="float">
            <text:p>30.4915430658999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39*0.064*[.P11])" office:value-type="float" office:value="1.82878543858902E+017" calcext:value-type="float">
            <text:p>1.82879E+17</text:p>
          </table:table-cell>
          <table:table-cell table:formula="of:=[.T11]*6.022*10^23/(0.504*0.064*[.P11])" office:value-type="float" office:value="253894594487489" calcext:value-type="float">
            <text:p>2.5389E+14</text:p>
          </table:table-cell>
          <table:table-cell table:formula="of:=[.U11]/(0.196*[.Q11]*1.602*10^-19)" office:value-type="float" office:value="1.06347964212027E+017" calcext:value-type="float">
            <text:p>1.06347964212027E+017</text:p>
          </table:table-cell>
          <table:table-cell table:formula="of:=[.AC11]*SQRT(([.V11]/[.U11])^2+([.R11]/[.Q11])^2)" office:value-type="float" office:value="3.92888409024481E+016" calcext:value-type="float">
            <text:p>3.92888409024481E+016</text:p>
          </table:table-cell>
          <table:table-cell table:formula="of:=100-([.AA11]-[.AC11])/(([.AA11]+[.AC11])/2)*100" office:value-type="float" office:value="47.0791386603428" calcext:value-type="float">
            <text:p>47.0791386603428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39*0.064*[.P12])" office:value-type="float" office:value="2.20842129306335E+017" calcext:value-type="float">
            <text:p>2.20842E+17</text:p>
          </table:table-cell>
          <table:table-cell table:formula="of:=[.T12]*6.022*10^23/(0.504*0.064*[.P12])" office:value-type="float" office:value="323577565083039" calcext:value-type="float">
            <text:p>3.2358E+14</text:p>
          </table:table-cell>
          <table:table-cell table:formula="of:=[.U12]/(0.196*[.Q12]*1.602*10^-19)" office:value-type="float" office:value="1.28553632086224E+017" calcext:value-type="float">
            <text:p>1.28553632086224E+017</text:p>
          </table:table-cell>
          <table:table-cell table:formula="of:=[.AC12]*SQRT(([.V12]/[.U12])^2+([.R12]/[.Q12])^2)" office:value-type="float" office:value="5.41339828250492E+016" calcext:value-type="float">
            <text:p>5.41339828250492E+016</text:p>
          </table:table-cell>
          <table:table-cell table:formula="of:=100-([.AA12]-[.AC12])/(([.AA12]+[.AC12])/2)*100" office:value-type="float" office:value="47.1725147138111" calcext:value-type="float">
            <text:p>47.1725147138111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39*0.064*[.P13])" office:value-type="float" office:value="1.94341600090917E+017" calcext:value-type="float">
            <text:p>1.94342E+17</text:p>
          </table:table-cell>
          <table:table-cell table:formula="of:=[.T13]*6.022*10^23/(0.504*0.064*[.P13])" office:value-type="float" office:value="310558538086314" calcext:value-type="float">
            <text:p>3.1056E+14</text:p>
          </table:table-cell>
          <table:table-cell table:formula="of:=[.U13]/(0.196*[.Q13]*1.602*10^-19)" office:value-type="float" office:value="1.59339373177202E+017" calcext:value-type="float">
            <text:p>1.59339373177202E+017</text:p>
          </table:table-cell>
          <table:table-cell table:formula="of:=[.AC13]*SQRT(([.V13]/[.U13])^2+([.R13]/[.Q13])^2)" office:value-type="float" office:value="6.19639953677642E+016" calcext:value-type="float">
            <text:p>6.19639953677642E+016</text:p>
          </table:table-cell>
          <table:table-cell table:formula="of:=100-([.AA13]-[.AC13])/(([.AA13]+[.AC13])/2)*100" office:value-type="float" office:value="80.206892901089" calcext:value-type="float">
            <text:p>80.206892901089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39*0.064*[.P14])" office:value-type="float" office:value="4.91985370214789E+016" calcext:value-type="float">
            <text:p>4.91985E+16</text:p>
          </table:table-cell>
          <table:table-cell table:formula="of:=[.T14]*6.022*10^23/(0.504*0.064*[.P14])" office:value-type="float" office:value="340043565493505" calcext:value-type="float">
            <text:p>3.4004E+14</text:p>
          </table:table-cell>
          <table:table-cell table:formula="of:=[.U14]/(0.196*[.Q14]*1.602*10^-19)" office:value-type="float" office:value="3.10724029833506E+016" calcext:value-type="float">
            <text:p>3.10724029833506E+016</text:p>
          </table:table-cell>
          <table:table-cell table:formula="of:=[.AC14]*SQRT(([.V14]/[.U14])^2+([.R14]/[.Q14])^2)" office:value-type="float" office:value="1.8541953043055E+016" calcext:value-type="float">
            <text:p>1.8541953043055E+016</text:p>
          </table:table-cell>
          <table:table-cell table:formula="of:=100-([.AA14]-[.AC14])/(([.AA14]+[.AC14])/2)*100" office:value-type="float" office:value="54.8376186026033" calcext:value-type="float">
            <text:p>54.8376186026033</text:p>
          </table:table-cell>
          <table:table-cell table:number-columns-repeated="163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39*0.064*[.P15])" office:value-type="float" office:value="1.22188046059058E+017" calcext:value-type="float">
            <text:p>1.22188E+17</text:p>
          </table:table-cell>
          <table:table-cell table:formula="of:=[.T15]*6.022*10^23/(0.504*0.064*[.P15])" office:value-type="float" office:value="326525607083345" calcext:value-type="float">
            <text:p>3.2653E+14</text:p>
          </table:table-cell>
          <table:table-cell table:formula="of:=[.U15]/(0.196*[.Q15]*1.602*10^-19)" office:value-type="float" office:value="1.0506489506944E+017" calcext:value-type="float">
            <text:p>1.0506489506944E+017</text:p>
          </table:table-cell>
          <table:table-cell table:formula="of:=[.AC15]*SQRT(([.V15]/[.U15])^2+([.R15]/[.Q15])^2)" office:value-type="float" office:value="6.02234111255562E+016" calcext:value-type="float">
            <text:p>6.02234111255562E+016</text:p>
          </table:table-cell>
          <table:table-cell table:formula="of:=100-([.AA15]-[.AC15])/(([.AA15]+[.AC15])/2)*100" office:value-type="float" office:value="84.9303151769234" calcext:value-type="float">
            <text:p>84.9303151769234</text:p>
          </table:table-cell>
          <table:table-cell table:number-columns-repeated="163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55369044821204" calcext:value-type="float">
            <text:p>2.55369044821204</text:p>
          </table:table-cell>
          <table:table-cell table:formula="of:=SQRT([.L16]^2*[.E16]^2 + [.M16]^2 * [.G16]^2 )" office:value-type="float" office:value="0.396914159261428" calcext:value-type="float">
            <text:p>0.396914159261428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39*0.064*[.P16])" office:value-type="float" office:value="7.37792575387365E+016" calcext:value-type="float">
            <text:p>7.37793E+16</text:p>
          </table:table-cell>
          <table:table-cell table:formula="of:=[.T16]*6.022*10^23/(1.539*0.064*[.P16])" office:value-type="float" office:value="79230302480775.9" calcext:value-type="float">
            <text:p>7.9230E+13</text:p>
          </table:table-cell>
          <table:table-cell table:formula="of:=[.U16]/(0.196*[.Q16]*1.602*10^-19)" office:value-type="float" office:value="6.2660062208577E+016" calcext:value-type="float">
            <text:p>6.2660062208577E+016</text:p>
          </table:table-cell>
          <table:table-cell table:formula="of:=[.AC16]*SQRT(([.V16]/[.U16])^2+([.R16]/[.Q16])^2)" office:value-type="float" office:value="2.33661055658313E+016" calcext:value-type="float">
            <text:p>2.33661055658313E+016</text:p>
          </table:table-cell>
          <table:table-cell table:formula="of:=100-([.AA16]-[.AC16])/(([.AA16]+[.AC16])/2)*100" office:value-type="float" office:value="83.7008930405805" calcext:value-type="float">
            <text:p>83.7008930405805</text:p>
          </table:table-cell>
          <table:table-cell table:number-columns-repeated="1635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4" calcext:value-type="float">
            <text:p>0.154</text:p>
          </table:table-cell>
          <table:table-cell table:style-name="Default" office:value-type="float" office:value="0.459" calcext:value-type="float">
            <text:p>0.459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4206621629225" calcext:value-type="float">
            <text:p>1.4206621629225</text:p>
          </table:table-cell>
          <table:table-cell table:formula="of:=SQRT([.L17]^2*[.E17]^2 + [.M17]^2 * [.G17]^2 )" office:value-type="float" office:value="0.225882238610817" calcext:value-type="float">
            <text:p>0.22588223861081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1.539*0.064*[.P17])" office:value-type="float" office:value="1.13759151606145E+017" calcext:value-type="float">
            <text:p>1.13759E+17</text:p>
          </table:table-cell>
          <table:table-cell table:formula="of:=[.T17]*6.022*10^23/(1.539*0.064*[.P17])" office:value-type="float" office:value="108228666928298" calcext:value-type="float">
            <text:p>1.0823E+14</text:p>
          </table:table-cell>
          <table:table-cell table:formula="of:=[.U17]/(0.196*[.Q17]*1.602*10^-19)" office:value-type="float" office:value="9.67200744712397E+016" calcext:value-type="float">
            <text:p>9.67200744712397E+016</text:p>
          </table:table-cell>
          <table:table-cell table:formula="of:=[.AC17]*SQRT(([.V17]/[.U17])^2+([.R17]/[.Q17])^2)" office:value-type="float" office:value="3.77596256201231E+016" calcext:value-type="float">
            <text:p>3.77596256201231E+016</text:p>
          </table:table-cell>
          <table:table-cell table:formula="of:=100-([.AA17]-[.AC17])/(([.AA17]+[.AC17])/2)*100" office:value-type="float" office:value="83.8092552386707" calcext:value-type="float">
            <text:p>83.8092552386707</text:p>
          </table:table-cell>
          <table:table-cell table:number-columns-repeated="1635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6" calcext:value-type="float">
            <text:p>0.166</text:p>
          </table:table-cell>
          <table:table-cell table:style-name="Default" office:value-type="float" office:value="0.505" calcext:value-type="float">
            <text:p>0.505</text:p>
          </table:table-cell>
          <table:table-cell table:style-name="Default" office:value-type="float" office:value="0.329" calcext:value-type="float">
            <text:p>0.3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65354578206932" calcext:value-type="float">
            <text:p>1.65354578206932</text:p>
          </table:table-cell>
          <table:table-cell table:formula="of:=SQRT([.L18]^2*[.E18]^2 + [.M18]^2 * [.G18]^2 )" office:value-type="float" office:value="0.304321859973764" calcext:value-type="float">
            <text:p>0.304321859973764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1.539*0.064*[.P18])" office:value-type="float" office:value="9.90846404072488E+016" calcext:value-type="float">
            <text:p>9.90846E+16</text:p>
          </table:table-cell>
          <table:table-cell table:formula="of:=[.T18]*6.022*10^23/(1.539*0.064*[.P18])" office:value-type="float" office:value="103735446430179" calcext:value-type="float">
            <text:p>1.0374E+14</text:p>
          </table:table-cell>
          <table:table-cell table:formula="of:=[.U18]/(0.196*[.Q18]*1.602*10^-19)" office:value-type="float" office:value="8.05758522093339E+016" calcext:value-type="float">
            <text:p>8.05758522093339E+016</text:p>
          </table:table-cell>
          <table:table-cell table:formula="of:=[.AC18]*SQRT(([.V18]/[.U18])^2+([.R18]/[.Q18])^2)" office:value-type="float" office:value="3.2614013074443E+016" calcext:value-type="float">
            <text:p>3.2614013074443E+016</text:p>
          </table:table-cell>
          <table:table-cell table:formula="of:=100-([.AA18]-[.AC18])/(([.AA18]+[.AC18])/2)*100" office:value-type="float" office:value="79.3958171567358" calcext:value-type="float">
            <text:p>79.3958171567358</text:p>
          </table:table-cell>
          <table:table-cell table:number-columns-repeated="16353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36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0:17:16.2023347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6T10:23:20.738318378</dc:date>
    <meta:editing-duration>PT12H46M59S</meta:editing-duration>
    <meta:editing-cycles>19</meta:editing-cycles>
    <meta:generator>LibreOffice/24.2.7.2$Linux_X86_64 LibreOffice_project/420$Build-2</meta:generator>
    <meta:document-statistic meta:table-count="1" meta:cell-count="555" meta:object-count="0"/>
  </office:meta>
</office:document-meta>
</file>